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新細明體" svg:font-family="新細明體"/>
    <style:font-face style:name="細明體" svg:font-family="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thin solid #000000" fo:border-right="none" style:vertical-align="top" style:repeat-content="false"/>
      <style:paragraph-properties fo:text-align="start" fo:margin-left="0cm"/>
    </style:style>
    <style:style style:name="ce3" style:family="table-cell" style:parent-style-name="Default" style:data-style-name="N48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style:repeat-content="false"/>
      <style:paragraph-properties fo:text-align="start" fo:margin-left="0cm"/>
    </style:style>
    <style:style style:name="ce5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新細明體" style:font-name-asian="新細明體" style:font-name-complex="新細明體" fo:font-size="11pt" style:font-size-asian="11pt" style:font-size-complex="11pt" fo:font-weight="bold" style:font-weight-asian="bold" style:font-weight-complex="bold" style:font-family-generic="roman"/>
    </style:style>
    <style:style style:name="ce7" style:family="table-cell" style:parent-style-name="_30334__20998__27604_" style:data-style-name="N53">
      <style:table-cell-properties style:vertical-align="automatic" style:repeat-content="false"/>
      <style:paragraph-properties fo:text-align="center"/>
      <style:text-properties fo:color="#000000" style:font-name="新細明體" style:font-name-asian="新細明體" style:font-name-complex="新細明體" fo:font-size="11pt" style:font-size-asian="11pt" style:font-size-complex="11pt" fo:font-weight="bold" style:font-weight-asian="bold" style:font-weight-complex="bold" style:font-family-generic="roman"/>
    </style:style>
    <style:style style:name="ce8" style:family="table-cell" style:parent-style-name="Default" style:data-style-name="N0">
      <style:table-cell-properties style:vertical-align="automatic"/>
    </style:style>
    <style:style style:name="ce9" style:family="table-cell" style:parent-style-name="_30334__20998__27604_" style:data-style-name="N53">
      <style:table-cell-properties style:vertical-align="automatic"/>
      <style:text-properties fo:color="#000000" style:font-name="Arial" style:font-name-asian="Arial" style:font-name-complex="Arial"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35857142857143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81428571428571cm"/>
    </style:style>
    <style:style style:name="ro1" style:family="table-row">
      <style:table-row-properties style:row-height="15.45pt" style:use-optimal-row-height="true" fo:break-before="auto"/>
    </style:style>
    <style:style style:name="ro2" style:family="table-row">
      <style:table-row-properties style:row-height="12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統計表" table:style-name="ta1">
        <table:table-column table:style-name="co1" table:number-columns-repeated="2" table:default-cell-style-name="ce1"/>
        <table:table-column table:style-name="co2" table:number-columns-repeated="254" table:default-cell-style-name="ce1"/>
        <table:table-column table:style-name="co3" table:number-columns-repeated="16128" table:default-cell-style-name="ce1"/>
        <table:table-row table:style-name="ro1">
          <table:table-cell office:value-type="string" table:style-name="ce5">
            <text:p>年</text:p>
          </table:table-cell>
          <table:table-cell office:value-type="string" table:style-name="ce5">
            <text:p>養殖產量</text:p>
          </table:table-cell>
          <table:table-cell office:value-type="string" table:style-name="ce6">
            <text:p>平均</text:p>
          </table:table-cell>
          <table:table-cell office:value-type="string" table:style-name="ce7">
            <text:p>長期差異</text:p>
          </table:table-cell>
          <table:table-cell office:value-type="string" table:style-name="ce7">
            <text:p>上一年差異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101年</text:p>
          </table:table-cell>
          <table:table-cell office:value-type="float" office:value="3426.0509999999999" table:style-name="ce3">
            <text:p>3,426.0510<text:s/></text:p>
          </table:table-cell>
          <table:table-cell office:value-type="float" office:value="3145.7453153846154" table:formula="of:=AVERAGE([.B2:.B14])" table:style-name="ce8">
            <text:p>3145.745315</text:p>
          </table:table-cell>
          <table:table-cell office:value-type="percentage" office:value="8.9106286909025514E-2" table:formula="of:=([.B2]-[.$C$2])/[.$C$2]" table:style-name="ce9">
            <text:p>8.911%</text:p>
          </table:table-cell>
          <table:table-cell table:style-name="ce9"/>
          <table:table-cell table:number-columns-repeated="16379"/>
        </table:table-row>
        <table:table-row table:style-name="ro2">
          <table:table-cell office:value-type="string" table:style-name="ce2">
            <text:p>102年</text:p>
          </table:table-cell>
          <table:table-cell office:value-type="float" office:value="2887.6729999999998" table:style-name="ce3">
            <text:p>2,887.6730<text:s/></text:p>
          </table:table-cell>
          <table:table-cell table:style-name="ce8"/>
          <table:table-cell office:value-type="percentage" office:value="-8.20385280786987E-2" table:formula="of:=([.B3]-[.$C$2])/[.$C$2]" table:style-name="ce9">
            <text:p>-8.204%</text:p>
          </table:table-cell>
          <table:table-cell office:value-type="percentage" office:value="-0.15714243599993116" table:formula="of:=([.B3]-[.B2])/[.B2]" table:style-name="ce9">
            <text:p>-15.714%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103年</text:p>
          </table:table-cell>
          <table:table-cell office:value-type="float" office:value="3385.01" table:style-name="ce3">
            <text:p>3,385.0100<text:s/></text:p>
          </table:table-cell>
          <table:table-cell table:style-name="ce8"/>
          <table:table-cell office:value-type="percentage" office:value="7.6059776182526406E-2" table:formula="of:=([.B4]-[.$C$2])/[.$C$2]" table:style-name="ce9">
            <text:p>7.606%</text:p>
          </table:table-cell>
          <table:table-cell office:value-type="percentage" office:value="0.17222760333320306" table:formula="of:=([.B4]-[.B3])/[.B3]" table:style-name="ce9">
            <text:p>17.223%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104年</text:p>
          </table:table-cell>
          <table:table-cell office:value-type="float" office:value="2533.34" table:style-name="ce3">
            <text:p>2,533.3400<text:s/></text:p>
          </table:table-cell>
          <table:table-cell table:style-name="ce8"/>
          <table:table-cell office:value-type="percentage" office:value="-0.19467733525329572" table:formula="of:=([.B5]-[.$C$2])/[.$C$2]" table:style-name="ce9">
            <text:p>-19.468%</text:p>
          </table:table-cell>
          <table:table-cell office:value-type="percentage" office:value="-0.2516004384034316" table:formula="of:=([.B5]-[.B4])/[.B4]" table:style-name="ce9">
            <text:p>-25.160%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105年</text:p>
          </table:table-cell>
          <table:table-cell office:value-type="float" office:value="2881.4450000000002" table:style-name="ce3">
            <text:p>2,881.4450<text:s/></text:p>
          </table:table-cell>
          <table:table-cell table:style-name="ce8"/>
          <table:table-cell office:value-type="percentage" office:value="-8.4018345061828537E-2" table:formula="of:=([.B6]-[.$C$2])/[.$C$2]" table:style-name="ce9">
            <text:p>-8.402%</text:p>
          </table:table-cell>
          <table:table-cell office:value-type="percentage" office:value="0.13740950681708733" table:formula="of:=([.B6]-[.B5])/[.B5]" table:style-name="ce9">
            <text:p>13.741%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106年</text:p>
          </table:table-cell>
          <table:table-cell office:value-type="float" office:value="4017.5540000000001" table:style-name="ce3">
            <text:p>4,017.5540<text:s/></text:p>
          </table:table-cell>
          <table:table-cell table:style-name="ce8"/>
          <table:table-cell office:value-type="percentage" office:value="0.27713899162519862" table:formula="of:=([.B7]-[.$C$2])/[.$C$2]" table:style-name="ce9">
            <text:p>27.714%</text:p>
          </table:table-cell>
          <table:table-cell office:value-type="percentage" office:value="0.39428446491256985" table:formula="of:=([.B7]-[.B6])/[.B6]" table:style-name="ce9">
            <text:p>39.428%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107年</text:p>
          </table:table-cell>
          <table:table-cell office:value-type="float" office:value="2667.4630000000002" table:style-name="ce3">
            <text:p>2,667.4630<text:s/></text:p>
          </table:table-cell>
          <table:table-cell table:style-name="ce8"/>
          <table:table-cell office:value-type="percentage" office:value="-0.15204101649473103" table:formula="of:=([.B8]-[.$C$2])/[.$C$2]" table:style-name="ce9">
            <text:p>-15.204%</text:p>
          </table:table-cell>
          <table:table-cell office:value-type="percentage" office:value="-0.33604800333735396" table:formula="of:=([.B8]-[.B7])/[.B7]" table:style-name="ce9">
            <text:p>-33.605%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108年</text:p>
          </table:table-cell>
          <table:table-cell office:value-type="float" office:value="2789.5749999999998" table:style-name="ce3">
            <text:p>2,789.5750<text:s/></text:p>
          </table:table-cell>
          <table:table-cell table:style-name="ce8"/>
          <table:table-cell office:value-type="percentage" office:value="-0.11322287079081872" table:formula="of:=([.B9]-[.$C$2])/[.$C$2]" table:style-name="ce9">
            <text:p>-11.322%</text:p>
          </table:table-cell>
          <table:table-cell office:value-type="percentage" office:value="4.5778329446368934E-2" table:formula="of:=([.B9]-[.B8])/[.B8]" table:style-name="ce9">
            <text:p>4.578%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109年</text:p>
          </table:table-cell>
          <table:table-cell office:value-type="float" office:value="3912.5" table:style-name="ce3">
            <text:p>3,912.5000<text:s/></text:p>
          </table:table-cell>
          <table:table-cell table:style-name="ce8"/>
          <table:table-cell office:value-type="percentage" office:value="0.24374340823635213" table:formula="of:=([.B10]-[.$C$2])/[.$C$2]" table:style-name="ce9">
            <text:p>24.374%</text:p>
          </table:table-cell>
          <table:table-cell office:value-type="percentage" office:value="0.40254339818789608" table:formula="of:=([.B10]-[.B9])/[.B9]" table:style-name="ce9">
            <text:p>40.254%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110年</text:p>
          </table:table-cell>
          <table:table-cell office:value-type="float" office:value="3098.6849999999999" table:style-name="ce3">
            <text:p>3,098.6850<text:s/></text:p>
          </table:table-cell>
          <table:table-cell table:style-name="ce8"/>
          <table:table-cell office:value-type="percentage" office:value="-1.4959989022144227E-2" table:formula="of:=([.B11]-[.$C$2])/[.$C$2]" table:style-name="ce9">
            <text:p>-1.496%</text:p>
          </table:table-cell>
          <table:table-cell office:value-type="percentage" office:value="-0.2080038338658147" table:formula="of:=([.B11]-[.B10])/[.B10]" table:style-name="ce9">
            <text:p>-20.800%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111年</text:p>
          </table:table-cell>
          <table:table-cell office:value-type="float" office:value="2923.0007999999998" table:style-name="ce3">
            <text:p>2,923.0008<text:s/></text:p>
          </table:table-cell>
          <table:table-cell table:style-name="ce8"/>
          <table:table-cell office:value-type="percentage" office:value="-7.0808184723429118E-2" table:formula="of:=([.B12]-[.$C$2])/[.$C$2]" table:style-name="ce9">
            <text:p>-7.081%</text:p>
          </table:table-cell>
          <table:table-cell office:value-type="percentage" office:value="-5.6696372816210795E-2" table:formula="of:=([.B12]-[.B11])/[.B11]" table:style-name="ce9">
            <text:p>-5.670%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112年</text:p>
          </table:table-cell>
          <table:table-cell office:value-type="float" office:value="2826.65" table:style-name="ce3">
            <text:p>2,826.6500<text:s/></text:p>
          </table:table-cell>
          <table:table-cell table:style-name="ce8"/>
          <table:table-cell office:value-type="percentage" office:value="-0.10143711057091762" table:formula="of:=([.B13]-[.$C$2])/[.$C$2]" table:style-name="ce9">
            <text:p>-10.144%</text:p>
          </table:table-cell>
          <table:table-cell office:value-type="percentage" office:value="-3.2962974214717874E-2" table:formula="of:=([.B13]-[.B12])/[.B12]" table:style-name="ce9">
            <text:p>-3.296%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113年</text:p>
          </table:table-cell>
          <table:table-cell office:value-type="float" office:value="3545.7422999999999" table:style-name="ce3">
            <text:p>3,545.7423<text:s/></text:p>
          </table:table-cell>
          <table:table-cell table:style-name="ce8"/>
          <table:table-cell office:value-type="percentage" office:value="0.12715491704276088" table:formula="of:=([.B14]-[.$C$2])/[.$C$2]" table:style-name="ce9">
            <text:p>12.715%</text:p>
          </table:table-cell>
          <table:table-cell office:value-type="percentage" office:value="0.2543973608334954" table:formula="of:=([.B14]-[.B13])/[.B13]" table:style-name="ce9">
            <text:p>25.440%</text:p>
          </table:table-cell>
          <table:table-cell table:number-columns-repeated="16379"/>
        </table:table-row>
        <table:table-row table:style-name="ro2">
          <table:table-cell table:number-columns-repeated="2" table:style-name="ce4"/>
          <table:table-cell table:number-columns-repeated="16382" table:style-name="ce1"/>
        </table:table-row>
        <table:table-row table:number-rows-repeated="104856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新細明體" svg:font-family="新細明體"/>
    <style:font-face style:name="細明體" svg:font-family="細明體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48">
      <number:number number:decimal-places="4" number:min-integer-digits="1" number:grouping="true"/>
      <number:text> </number:text>
    </number:number-style>
    <number:number-style style:name="N49P0">
      <number:text>  </number:text>
      <number:number number:decimal-places="2" number:min-integer-digits="1" number:grouping="true"/>
      <number:text> </number:text>
    </number:number-style>
    <number:number-style style:name="N49P1">
      <number:text>  -</number:text>
      <number:number number:decimal-places="2" number:min-integer-digits="1" number:grouping="true"/>
      <number:text> </number:text>
    </number:number-style>
    <number:text-style style:name="N49P2">
      <number:text> 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text> 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 -</number:text>
      <number:number number:decimal-places="0" number:min-integer-digits="1" number:grouping="true">
        <number:embedded-text number:position="0"> </number:embedded-text>
      </number:number>
    </number:number-style>
    <number:text-style style:name="N50P2">
      <number:text> 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text> NT$ </number:text>
      <number:number number:decimal-places="2" number:min-integer-digits="1" number:grouping="true"/>
      <number:text> </number:text>
    </number:number-style>
    <number:number-style style:name="N51P1">
      <number:text> NT$ -</number:text>
      <number:number number:decimal-places="2" number:min-integer-digits="1" number:grouping="true"/>
      <number:text> </number:text>
    </number:number-style>
    <number:text-style style:name="N51P2">
      <number:text> NT$ - </number:text>
    </number:text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text> NT$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 NT$ -</number:text>
      <number:number number:decimal-places="0" number:min-integer-digits="1" number:grouping="true">
        <number:embedded-text number:position="0"> </number:embedded-text>
      </number:number>
    </number:number-style>
    <number:text-style style:name="N52P2">
      <number:text> NT$ - </number:text>
    </number:text-style>
    <number:text-style style:name="N52">
      <number:text> </number:text>
      <number:text-content/>
      <number:text> </number:text>
      <style:map style:condition="value()&gt;0" style:apply-style-name="N52P0"/>
      <style:map style:condition="value()&lt;0" style:apply-style-name="N52P1"/>
      <style:map style:condition="value()=0" style:apply-style-name="N52P2"/>
    </number:text-style>
    <number:percentage-style style:name="N53">
      <number:number number:decimal-places="3" number:min-integer-digits="1"/>
      <number:text>%</number:text>
    </number:percentage-style>
    <style:style style:name="Comma" style:family="table-cell" style:data-style-name="N49"/>
    <style:style style:name="Comma_32__91_0_93_" style:display-name="Comma [0]" style:family="table-cell" style:data-style-name="N50"/>
    <style:style style:name="Currency" style:family="table-cell" style:data-style-name="N51"/>
    <style:style style:name="Currency_32__91_0_93_" style:display-name="Currency [0]" style:family="table-cell" style:data-style-name="N52"/>
    <style:style style:name="Percent" style:family="table-cell" style:data-style-name="N13"/>
    <style:style style:name="Default" style:family="table-cell" style:data-style-name="N0">
      <style:table-cell-properties style:vertical-align="middle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_30334__20998__27604_" style:display-name="百分比" style:family="table-cell" style:data-style-name="N13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17</meta:generator>
    <dc:creator>鮑星瑜</dc:creator>
    <dc:date>2025-09-05T14:23:30Z</dc:date>
  </office:meta>
</office:document-meta>
</file>